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PRIC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203" table:style-name="ce1">
            <text:p>44203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Crying Suns</text:p>
          </table:table-cell>
          <table:table-cell office:value-type="string" table:style-name="ce1">
            <text:p>Epic Games Store</text:p>
          </table:table-cell>
          <table:table-cell office:value-type="float" office:value="21.99" table:style-name="ce1">
            <text:p>21,9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210" table:style-name="ce1">
            <text:p>4421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TAR WARS™ Battlefront™ II: Édition Célébration</text:p>
          </table:table-cell>
          <table:table-cell office:value-type="string" table:style-name="ce1">
            <text:p>Epic Games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217" table:style-name="ce1">
            <text:p>4421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Galactic Civilizations III</text:p>
          </table:table-cell>
          <table:table-cell office:value-type="string" table:style-name="ce1">
            <text:p>Epic Games Store</text:p>
          </table:table-cell>
          <table:table-cell office:value-type="float" office:value="20.99" table:style-name="ce1">
            <text:p>20,9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224" table:style-name="ce1">
            <text:p>4422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Dandara: Trials of Fear Edition</text:p>
          </table:table-cell>
          <table:table-cell office:value-type="string" table:style-name="ce1">
            <text:p>Epic Games Store</text:p>
          </table:table-cell>
          <table:table-cell office:value-type="float" office:value="14.49" table:style-name="ce1">
            <text:p>14,4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4226" table:style-name="ce1">
            <text:p>4422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Ultimate Epic Battle Simulator</text:p>
          </table:table-cell>
          <table:table-cell office:value-type="string" table:style-name="ce1">
            <text:p>Steam</text:p>
          </table:table-cell>
          <table:table-cell office:value-type="float" office:value="12.49" table:style-name="ce1">
            <text:p>12,4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231" table:style-name="ce1">
            <text:p>4423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Wargame: Red Dragon</text:p>
          </table:table-cell>
          <table:table-cell office:value-type="string" table:style-name="ce1">
            <text:p>Epic Games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232" table:style-name="ce1">
            <text:p>4423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For The King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232" table:style-name="ce1">
            <text:p>4423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etro: Last Light Redux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4232" table:style-name="ce1">
            <text:p>44232</text:p>
          </table:table-cell>
          <table:table-cell office:value-type="string" table:style-name="ce1">
            <text:p>DLC</text:p>
          </table:table-cell>
          <table:table-cell office:value-type="string" table:style-name="ce1">
            <text:p>World of Warships — Exclusive Starter Pack</text:p>
          </table:table-cell>
          <table:table-cell office:value-type="string" table:style-name="ce1">
            <text:p>Steam</text:p>
          </table:table-cell>
          <table:table-cell office:value-type="float" office:value="20.99" table:style-name="ce1">
            <text:p>20,9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236" table:style-name="ce1">
            <text:p>4423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ssassin's Creed Chronicles - China</text:p>
          </table:table-cell>
          <table:table-cell office:value-type="string" table:style-name="ce1">
            <text:p>Ubisoft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238" table:style-name="ce1">
            <text:p>4423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Halcyon 6: Starbase Commander</text:p>
          </table:table-cell>
          <table:table-cell office:value-type="string" table:style-name="ce1">
            <text:p>Epic Games Store</text:p>
          </table:table-cell>
          <table:table-cell office:value-type="float" office:value="14.99" table:style-name="ce1">
            <text:p>14,99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245" table:style-name="ce1">
            <text:p>4424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bsolute Drift</text:p>
          </table:table-cell>
          <table:table-cell office:value-type="string" table:style-name="ce1">
            <text:p>Epic Games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4245" table:style-name="ce1">
            <text:p>4424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Rage 2</text:p>
          </table:table-cell>
          <table:table-cell office:value-type="string" table:style-name="ce1">
            <text:p>Epic Games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4252" table:style-name="ce1">
            <text:p>4425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unless Sea</text:p>
          </table:table-cell>
          <table:table-cell office:value-type="string" table:style-name="ce1">
            <text:p>Epic Games Store</text:p>
          </table:table-cell>
          <table:table-cell office:value-type="float" office:value="14.49" table:style-name="ce1">
            <text:p>14,4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4255" table:style-name="ce1">
            <text:p>4425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Black Desert Online</text:p>
          </table:table-cell>
          <table:table-cell office:value-type="string" table:style-name="ce1">
            <text:p>Steam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258" table:style-name="ce1">
            <text:p>4425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Ratchet &amp; Clank™</text:p>
          </table:table-cell>
          <table:table-cell office:value-type="string" table:style-name="ce1">
            <text:p>PlayStation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4266" table:style-name="ce1">
            <text:p>4426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urviving Mars</text:p>
          </table:table-cell>
          <table:table-cell office:value-type="string" table:style-name="ce1">
            <text:p>Epic Games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4267" table:style-name="ce1">
            <text:p>4426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etro 2033</text:p>
          </table:table-cell>
          <table:table-cell office:value-type="string" table:style-name="ce1">
            <text:p>Steam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273" table:style-name="ce1">
            <text:p>44273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e Fall</text:p>
          </table:table-cell>
          <table:table-cell office:value-type="string" table:style-name="ce1">
            <text:p>Epic Games Store</text:p>
          </table:table-cell>
          <table:table-cell office:value-type="float" office:value="7.99" table:style-name="ce1">
            <text:p>7,99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Red Wings: Aces of the Sky</text:p>
          </table:table-cell>
          <table:table-cell office:value-type="string" table:style-name="ce1">
            <text:p>Epic Games Store</text:p>
          </table:table-cell>
          <table:table-cell office:value-type="float" office:value="16.79" table:style-name="ce1">
            <text:p>16,79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Creature in the Well</text:p>
          </table:table-cell>
          <table:table-cell office:value-type="string" table:style-name="ce1">
            <text:p>Epic Games Store</text:p>
          </table:table-cell>
          <table:table-cell office:value-type="float" office:value="12.49" table:style-name="ce1">
            <text:p>12,49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STRO BOT Rescue Mission™</text:p>
          </table:table-cell>
          <table:table-cell office:value-type="string" table:style-name="ce1">
            <text:p>PlayStation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oss™</text:p>
          </table:table-cell>
          <table:table-cell office:value-type="string" table:style-name="ce1">
            <text:p>PlayStation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umper</text:p>
          </table:table-cell>
          <table:table-cell office:value-type="string" table:style-name="ce1">
            <text:p>PlayStation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Paper Beast</text:p>
          </table:table-cell>
          <table:table-cell office:value-type="string" table:style-name="ce1">
            <text:p>PlayStation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ubnautica</text:p>
          </table:table-cell>
          <table:table-cell office:value-type="string" table:style-name="ce1">
            <text:p>PlayStation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Rez Infinite</text:p>
          </table:table-cell>
          <table:table-cell office:value-type="string" table:style-name="ce1">
            <text:p>PlayStation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BZÛ</text:p>
          </table:table-cell>
          <table:table-cell office:value-type="string" table:style-name="ce1">
            <text:p>PlayStation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e Witness</text:p>
          </table:table-cell>
          <table:table-cell office:value-type="string" table:style-name="ce1">
            <text:p>PlayStation Store</text:p>
          </table:table-cell>
          <table:table-cell office:value-type="float" office:value="36.99" table:style-name="ce1">
            <text:p>36,99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280" table:style-name="ce1">
            <text:p>4428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Enter the Gungeon</text:p>
          </table:table-cell>
          <table:table-cell office:value-type="string" table:style-name="ce1">
            <text:p>PlayStation Store</text:p>
          </table:table-cell>
          <table:table-cell office:value-type="float" office:value="14.99" table:style-name="ce1">
            <text:p>14,99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286" table:style-name="ce1">
            <text:p>4428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XIII</text:p>
          </table:table-cell>
          <table:table-cell office:value-type="string" table:style-name="ce1">
            <text:p>GOG.com</text:p>
          </table:table-cell>
          <table:table-cell office:value-type="float" office:value="5.99" table:style-name="ce1">
            <text:p>5,99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4287" table:style-name="ce1">
            <text:p>4428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ales of the Neon Sea</text:p>
          </table:table-cell>
          <table:table-cell office:value-type="string" table:style-name="ce1">
            <text:p>Epic Games Store</text:p>
          </table:table-cell>
          <table:table-cell office:value-type="float" office:value="13.99" table:style-name="ce1">
            <text:p>13,99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4288" table:style-name="ce1">
            <text:p>4428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teel Rats™</text:p>
          </table:table-cell>
          <table:table-cell office:value-type="string" table:style-name="ce1">
            <text:p>Steam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294" table:style-name="ce1">
            <text:p>4429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3 out of 10: Season Two</text:p>
          </table:table-cell>
          <table:table-cell office:value-type="string" table:style-name="ce1">
            <text:p>Epic Games Store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4301" table:style-name="ce1">
            <text:p>4430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Deponia: The Complete Journey</text:p>
          </table:table-cell>
          <table:table-cell office:value-type="string" table:style-name="ce1">
            <text:p>Epic Games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4301" table:style-name="ce1">
            <text:p>4430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Ken Follett's The Pillars of the Earth</text:p>
          </table:table-cell>
          <table:table-cell office:value-type="string" table:style-name="ce1">
            <text:p>Epic Games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4301" table:style-name="ce1">
            <text:p>4430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e First Tree</text:p>
          </table:table-cell>
          <table:table-cell office:value-type="string" table:style-name="ce1">
            <text:p>Epic Games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307" table:style-name="ce1">
            <text:p>4430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Horizon Zero Dawn™ Complete Edition</text:p>
          </table:table-cell>
          <table:table-cell office:value-type="string" table:style-name="ce1">
            <text:p>PlayStation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4308" table:style-name="ce1">
            <text:p>4430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lien: Isolation</text:p>
          </table:table-cell>
          <table:table-cell office:value-type="string" table:style-name="ce1">
            <text:p>Epic Games Store</text:p>
          </table:table-cell>
          <table:table-cell office:value-type="float" office:value="36.99" table:style-name="ce1">
            <text:p>36,99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308" table:style-name="ce1">
            <text:p>4430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Hand of Fate 2</text:p>
          </table:table-cell>
          <table:table-cell office:value-type="string" table:style-name="ce1">
            <text:p>Epic Games Store</text:p>
          </table:table-cell>
          <table:table-cell office:value-type="float" office:value="23.99" table:style-name="ce1">
            <text:p>23,99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4309" table:style-name="ce1">
            <text:p>4430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Quiplash</text:p>
          </table:table-cell>
          <table:table-cell office:value-type="string" table:style-name="ce1">
            <text:p>Steam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4312" table:style-name="ce1">
            <text:p>44312</text:p>
          </table:table-cell>
          <table:table-cell office:value-type="string" table:style-name="ce1">
            <text:p>DLC</text:p>
          </table:table-cell>
          <table:table-cell office:value-type="string" table:style-name="ce1">
            <text:p>Idle Champions of the Forgotten Realms</text:p>
          </table:table-cell>
          <table:table-cell office:value-type="string" table:style-name="ce1">
            <text:p>Epic Games Store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316" table:style-name="ce1">
            <text:p>4431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onight We Riot</text:p>
          </table:table-cell>
          <table:table-cell office:value-type="string" table:style-name="ce1">
            <text:p>GOG.com</text:p>
          </table:table-cell>
          <table:table-cell office:value-type="float" office:value="12.49" table:style-name="ce1">
            <text:p>12,49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320" table:style-name="ce1">
            <text:p>4432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Nubarron: The adventure of an unlucky gnome</text:p>
          </table:table-cell>
          <table:table-cell office:value-type="string" table:style-name="ce1">
            <text:p>Steam</text:p>
          </table:table-cell>
          <table:table-cell office:value-type="float" office:value="8.19" table:style-name="ce1">
            <text:p>8,1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322" table:style-name="ce1">
            <text:p>4432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Pine</text:p>
          </table:table-cell>
          <table:table-cell office:value-type="string" table:style-name="ce1">
            <text:p>Epic Games Store</text:p>
          </table:table-cell>
          <table:table-cell office:value-type="float" office:value="20.99" table:style-name="ce1">
            <text:p>20,99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329" table:style-name="ce1">
            <text:p>4432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e Lion's Song</text:p>
          </table:table-cell>
          <table:table-cell office:value-type="string" table:style-name="ce1">
            <text:p>Epic Games Store</text:p>
          </table:table-cell>
          <table:table-cell office:value-type="float" office:value="7.99" table:style-name="ce1">
            <text:p>7,99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336" table:style-name="ce1">
            <text:p>4433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NBA 2K21</text:p>
          </table:table-cell>
          <table:table-cell office:value-type="string" table:style-name="ce1">
            <text:p>Epic Games Store</text:p>
          </table:table-cell>
          <table:table-cell office:value-type="float" office:value="59.99" table:style-name="ce1">
            <text:p>59,99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4343" table:style-name="ce1">
            <text:p>44343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mong Us</text:p>
          </table:table-cell>
          <table:table-cell office:value-type="string" table:style-name="ce1">
            <text:p>Epic Games Store</text:p>
          </table:table-cell>
          <table:table-cell office:value-type="float" office:value="3.99" table:style-name="ce1">
            <text:p>3,99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4345" table:style-name="ce1">
            <text:p>4434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Little Nightmares</text:p>
          </table:table-cell>
          <table:table-cell office:value-type="string" table:style-name="ce1">
            <text:p>Steam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4348" table:style-name="ce1">
            <text:p>4434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ell Me Why: Chapitre 1-3</text:p>
          </table:table-cell>
          <table:table-cell office:value-type="string" table:style-name="ce1">
            <text:p>Microsoft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4350" table:style-name="ce1">
            <text:p>4435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Frostpunk</text:p>
          </table:table-cell>
          <table:table-cell office:value-type="string" table:style-name="ce1">
            <text:p>Epic Games Store</text:p>
          </table:table-cell>
          <table:table-cell office:value-type="float" office:value="27.99" table:style-name="ce1">
            <text:p>27,99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351" table:style-name="ce1">
            <text:p>4435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Warhammer Underworlds: Online</text:p>
          </table:table-cell>
          <table:table-cell office:value-type="string" table:style-name="ce1">
            <text:p>Steam</text:p>
          </table:table-cell>
          <table:table-cell office:value-type="float" office:value="8.99" table:style-name="ce1">
            <text:p>8,99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4356" table:style-name="ce1">
            <text:p>4435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useum of Other Realities</text:p>
          </table:table-cell>
          <table:table-cell office:value-type="string" table:style-name="ce1">
            <text:p>Steam</text:p>
          </table:table-cell>
          <table:table-cell office:value-type="float" office:value="16.79" table:style-name="ce1">
            <text:p>16,79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4357" table:style-name="ce1">
            <text:p>4435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Epic Games Store</text:p>
          </table:table-cell>
          <table:table-cell office:value-type="float" office:value="31.99" table:style-name="ce1">
            <text:p>31,99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4358" table:style-name="ce1">
            <text:p>4435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urviving Mars - Deluxe Edition</text:p>
          </table:table-cell>
          <table:table-cell office:value-type="string" table:style-name="ce1">
            <text:p>Humble Bundle / Steam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4360" table:style-name="ce1">
            <text:p>4436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itan Souls</text:p>
          </table:table-cell>
          <table:table-cell office:value-type="string" table:style-name="ce1">
            <text:p>Steam</text:p>
          </table:table-cell>
          <table:table-cell office:value-type="float" office:value="14.99" table:style-name="ce1">
            <text:p>14,99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4361" table:style-name="ce1">
            <text:p>4436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Hellpoint</text:p>
          </table:table-cell>
          <table:table-cell office:value-type="string" table:style-name="ce1">
            <text:p>GOG.com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4364" table:style-name="ce1">
            <text:p>4436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Hell is Other Demons</text:p>
          </table:table-cell>
          <table:table-cell office:value-type="string" table:style-name="ce1">
            <text:p>Epic Games Store</text:p>
          </table:table-cell>
          <table:table-cell office:value-type="float" office:value="7.99" table:style-name="ce1">
            <text:p>7,99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4364" table:style-name="ce1">
            <text:p>4436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Overcooked! 2</text:p>
          </table:table-cell>
          <table:table-cell office:value-type="string" table:style-name="ce1">
            <text:p>Epic Games Store</text:p>
          </table:table-cell>
          <table:table-cell office:value-type="float" office:value="22.99" table:style-name="ce1">
            <text:p>22,9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4364" table:style-name="ce1">
            <text:p>4436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bsolute Drift</text:p>
          </table:table-cell>
          <table:table-cell office:value-type="string" table:style-name="ce1">
            <text:p>GOG.com</text:p>
          </table:table-cell>
          <table:table-cell office:value-type="float" office:value="11.99" table:style-name="ce1">
            <text:p>11,99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4370" table:style-name="ce1">
            <text:p>4437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RMA: Cold War Assault</text:p>
          </table:table-cell>
          <table:table-cell office:value-type="string" table:style-name="ce1">
            <text:p>Steam</text:p>
          </table:table-cell>
          <table:table-cell office:value-type="float" office:value="3.99" table:style-name="ce1">
            <text:p>3,99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4370" table:style-name="ce1">
            <text:p>4437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e Witcher: Enhanced Edition</text:p>
          </table:table-cell>
          <table:table-cell office:value-type="string" table:style-name="ce1">
            <text:p>GOG.com</text:p>
          </table:table-cell>
          <table:table-cell office:value-type="float" office:value="8.2899999999999991" table:style-name="ce1">
            <text:p>8,29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4371" table:style-name="ce1">
            <text:p>4437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onic Mania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4371" table:style-name="ce1">
            <text:p>4437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Horizon Chase Turbo</text:p>
          </table:table-cell>
          <table:table-cell office:value-type="string" table:style-name="ce1">
            <text:p>Epic Games Store</text:p>
          </table:table-cell>
          <table:table-cell office:value-type="float" office:value="15.99" table:style-name="ce1">
            <text:p>15,9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4373" table:style-name="ce1">
            <text:p>44373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hadowrun Trilogy</text:p>
          </table:table-cell>
          <table:table-cell office:value-type="string" table:style-name="ce1">
            <text:p>GOG.com</text:p>
          </table:table-cell>
          <table:table-cell office:value-type="float" office:value="69.95" table:style-name="ce1">
            <text:p>69,95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4378" table:style-name="ce1">
            <text:p>4437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e Spectrum Retreat</text:p>
          </table:table-cell>
          <table:table-cell office:value-type="string" table:style-name="ce1">
            <text:p>Epic Games Store</text:p>
          </table:table-cell>
          <table:table-cell office:value-type="float" office:value="12.99" table:style-name="ce1">
            <text:p>12,99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4385" table:style-name="ce1">
            <text:p>4438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Bridge Constructor: The Walking Dead</text:p>
          </table:table-cell>
          <table:table-cell office:value-type="string" table:style-name="ce1">
            <text:p>Epic Games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4385" table:style-name="ce1">
            <text:p>4438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Ironcast</text:p>
          </table:table-cell>
          <table:table-cell office:value-type="string" table:style-name="ce1">
            <text:p>Epic Games Store</text:p>
          </table:table-cell>
          <table:table-cell office:value-type="float" office:value="12.99" table:style-name="ce1">
            <text:p>12,99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4391" table:style-name="ce1">
            <text:p>4439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yberia I &amp; II</text:p>
          </table:table-cell>
          <table:table-cell office:value-type="string" table:style-name="ce1">
            <text:p>GOG.com</text:p>
          </table:table-cell>
          <table:table-cell office:value-type="float" office:value="25.98" table:style-name="ce1">
            <text:p>25,9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4392" table:style-name="ce1">
            <text:p>4439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Obduction</text:p>
          </table:table-cell>
          <table:table-cell office:value-type="string" table:style-name="ce1">
            <text:p>Epic Games Store</text:p>
          </table:table-cell>
          <table:table-cell office:value-type="float" office:value="23.99" table:style-name="ce1">
            <text:p>23,99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4392" table:style-name="ce1">
            <text:p>4439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Offworld Trading Company</text:p>
          </table:table-cell>
          <table:table-cell office:value-type="string" table:style-name="ce1">
            <text:p>Epic Games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4399" table:style-name="ce1">
            <text:p>4439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Defense Grid: The Awakening</text:p>
          </table:table-cell>
          <table:table-cell office:value-type="string" table:style-name="ce1">
            <text:p>Epic Games Store</text:p>
          </table:table-cell>
          <table:table-cell office:value-type="float" office:value="7.99" table:style-name="ce1">
            <text:p>7,99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4399" table:style-name="ce1">
            <text:p>4439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Verdun</text:p>
          </table:table-cell>
          <table:table-cell office:value-type="string" table:style-name="ce1">
            <text:p>Epic Games Store</text:p>
          </table:table-cell>
          <table:table-cell office:value-type="float" office:value="17.5" table:style-name="ce1">
            <text:p>17,5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4406" table:style-name="ce1">
            <text:p>4440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othergunship</text:p>
          </table:table-cell>
          <table:table-cell office:value-type="string" table:style-name="ce1">
            <text:p>Epic Games Store</text:p>
          </table:table-cell>
          <table:table-cell office:value-type="float" office:value="23.99" table:style-name="ce1">
            <text:p>23,99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4406" table:style-name="ce1">
            <text:p>4440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rain Sim World® 2</text:p>
          </table:table-cell>
          <table:table-cell office:value-type="string" table:style-name="ce1">
            <text:p>Epic Games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4407" table:style-name="ce1">
            <text:p>4440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Wanderlust: Transsiberian</text:p>
          </table:table-cell>
          <table:table-cell office:value-type="string" table:style-name="ce1">
            <text:p>GOG.com</text:p>
          </table:table-cell>
          <table:table-cell office:value-type="float" office:value="3.99" table:style-name="ce1">
            <text:p>3,99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4413" table:style-name="ce1">
            <text:p>44413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 Plague Tale: Innocence</text:p>
          </table:table-cell>
          <table:table-cell office:value-type="string" table:style-name="ce1">
            <text:p>Epic Games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4413" table:style-name="ce1">
            <text:p>44413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init</text:p>
          </table:table-cell>
          <table:table-cell office:value-type="string" table:style-name="ce1">
            <text:p>Epic Games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4420" table:style-name="ce1">
            <text:p>4442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Rebel Galaxy</text:p>
          </table:table-cell>
          <table:table-cell office:value-type="string" table:style-name="ce1">
            <text:p>Epic Games Store</text:p>
          </table:table-cell>
          <table:table-cell office:value-type="float" office:value="15.99" table:style-name="ce1">
            <text:p>15,99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4427" table:style-name="ce1">
            <text:p>4442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Void Bastards</text:p>
          </table:table-cell>
          <table:table-cell office:value-type="string" table:style-name="ce1">
            <text:p>Epic Games Store</text:p>
          </table:table-cell>
          <table:table-cell office:value-type="float" office:value="27.99" table:style-name="ce1">
            <text:p>27,99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4427" table:style-name="ce1">
            <text:p>4442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Yooka Laylee</text:p>
          </table:table-cell>
          <table:table-cell office:value-type="string" table:style-name="ce1">
            <text:p>Epic Games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4434" table:style-name="ce1">
            <text:p>4443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aints Row®: The Third™ Remastered</text:p>
          </table:table-cell>
          <table:table-cell office:value-type="string" table:style-name="ce1">
            <text:p>Epic Games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4434" table:style-name="ce1">
            <text:p>4443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utomachef</text:p>
          </table:table-cell>
          <table:table-cell office:value-type="string" table:style-name="ce1">
            <text:p>Epic Games Store</text:p>
          </table:table-cell>
          <table:table-cell office:value-type="float" office:value="14.99" table:style-name="ce1">
            <text:p>14,99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4441" table:style-name="ce1">
            <text:p>4444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Yoku's Island Express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4447" table:style-name="ce1">
            <text:p>4444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urviving Mars</text:p>
          </table:table-cell>
          <table:table-cell office:value-type="string" table:style-name="ce1">
            <text:p>Steam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4447" table:style-name="ce1">
            <text:p>4444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Far Cry 3</text:p>
          </table:table-cell>
          <table:table-cell office:value-type="string" table:style-name="ce1">
            <text:p>Ubisoft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4448" table:style-name="ce1">
            <text:p>4444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Nioh: The Complete Edition</text:p>
          </table:table-cell>
          <table:table-cell office:value-type="string" table:style-name="ce1">
            <text:p>Epic Games Store</text:p>
          </table:table-cell>
          <table:table-cell office:value-type="float" office:value="49.99" table:style-name="ce1">
            <text:p>49,99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4448" table:style-name="ce1">
            <text:p>4444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heltered</text:p>
          </table:table-cell>
          <table:table-cell office:value-type="string" table:style-name="ce1">
            <text:p>Epic Games Store</text:p>
          </table:table-cell>
          <table:table-cell office:value-type="float" office:value="14.99" table:style-name="ce1">
            <text:p>14,99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4455" table:style-name="ce1">
            <text:p>4445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peed Brawl</text:p>
          </table:table-cell>
          <table:table-cell office:value-type="string" table:style-name="ce1">
            <text:p>Epic Games Store</text:p>
          </table:table-cell>
          <table:table-cell office:value-type="float" office:value="16.79" table:style-name="ce1">
            <text:p>16,79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4455" table:style-name="ce1">
            <text:p>4445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arsis</text:p>
          </table:table-cell>
          <table:table-cell office:value-type="string" table:style-name="ce1">
            <text:p>Epic Games Store</text:p>
          </table:table-cell>
          <table:table-cell office:value-type="float" office:value="11.99" table:style-name="ce1">
            <text:p>11,99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4455" table:style-name="ce1">
            <text:p>4445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Jagged Alliance 1: Gold Edition</text:p>
          </table:table-cell>
          <table:table-cell office:value-type="string" table:style-name="ce1">
            <text:p>Steam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4455" table:style-name="ce1">
            <text:p>4445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itan Quest Anniversary Edition</text:p>
          </table:table-cell>
          <table:table-cell office:value-type="string" table:style-name="ce1">
            <text:p>Steam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462" table:style-name="ce1">
            <text:p>4446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e Escapists</text:p>
          </table:table-cell>
          <table:table-cell office:value-type="string" table:style-name="ce1">
            <text:p>Epic Games Store</text:p>
          </table:table-cell>
          <table:table-cell office:value-type="float" office:value="14.99" table:style-name="ce1">
            <text:p>14,99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465" table:style-name="ce1">
            <text:p>4446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Banana Hell</text:p>
          </table:table-cell>
          <table:table-cell office:value-type="string" table:style-name="ce1">
            <text:p>Steam</text:p>
          </table:table-cell>
          <table:table-cell office:value-type="float" office:value="2.39" table:style-name="ce1">
            <text:p>2,39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469" table:style-name="ce1">
            <text:p>4446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Europa Universalis IV</text:p>
          </table:table-cell>
          <table:table-cell office:value-type="string" table:style-name="ce1">
            <text:p>Epic Games Store</text:p>
          </table:table-cell>
          <table:table-cell office:value-type="float" office:value="31.99" table:style-name="ce1">
            <text:p>31,99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4475" table:style-name="ce1">
            <text:p>4447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om Clancy’s Ghost Recon</text:p>
          </table:table-cell>
          <table:table-cell office:value-type="string" table:style-name="ce1">
            <text:p>Ubisoft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4476" table:style-name="ce1">
            <text:p>4447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PC Building Simulator</text:p>
          </table:table-cell>
          <table:table-cell office:value-type="string" table:style-name="ce1">
            <text:p>Epic Games Store</text:p>
          </table:table-cell>
          <table:table-cell office:value-type="float" office:value="15.99" table:style-name="ce1">
            <text:p>15,99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4483" table:style-name="ce1">
            <text:p>44483</text:p>
          </table:table-cell>
          <table:table-cell office:value-type="string" table:style-name="ce1">
            <text:p>DLC</text:p>
          </table:table-cell>
          <table:table-cell office:value-type="string" table:style-name="ce1">
            <text:p>Paladins - Epic pack</text:p>
          </table:table-cell>
          <table:table-cell office:value-type="string" table:style-name="ce1">
            <text:p>Epic Games Store</text:p>
          </table:table-cell>
          <table:table-cell office:value-type="float" office:value="34.99" table:style-name="ce1">
            <text:p>34,99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4483" table:style-name="ce1">
            <text:p>44483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tubbs the Zombie in Rebel Without a Pulse</text:p>
          </table:table-cell>
          <table:table-cell office:value-type="string" table:style-name="ce1">
            <text:p>Epic Games Store</text:p>
          </table:table-cell>
          <table:table-cell office:value-type="float" office:value="15.99" table:style-name="ce1">
            <text:p>15,99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4490" table:style-name="ce1">
            <text:p>4449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mong the Sleep - Enhanced Edition</text:p>
          </table:table-cell>
          <table:table-cell office:value-type="string" table:style-name="ce1">
            <text:p>Epic Games Store</text:p>
          </table:table-cell>
          <table:table-cell office:value-type="float" office:value="13.99" table:style-name="ce1">
            <text:p>13,99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4497" table:style-name="ce1">
            <text:p>4449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DARQ: Complete Edition</text:p>
          </table:table-cell>
          <table:table-cell office:value-type="string" table:style-name="ce1">
            <text:p>Epic Games Store</text:p>
          </table:table-cell>
          <table:table-cell office:value-type="float" office:value="16.79" table:style-name="ce1">
            <text:p>16,79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4504" table:style-name="ce1">
            <text:p>4450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ven Colony</text:p>
          </table:table-cell>
          <table:table-cell office:value-type="string" table:style-name="ce1">
            <text:p>Epic Games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4509" table:style-name="ce1">
            <text:p>4450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ssassin's Creed Chronicles Trilogy</text:p>
          </table:table-cell>
          <table:table-cell office:value-type="string" table:style-name="ce1">
            <text:p>Ubisoft Store</text:p>
          </table:table-cell>
          <table:table-cell office:value-type="float" office:value="24.99" table:style-name="ce1">
            <text:p>24,99</text:p>
          </table:table-cell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4510" table:style-name="ce1">
            <text:p>4451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KEO</text:p>
          </table:table-cell>
          <table:table-cell office:value-type="string" table:style-name="ce1">
            <text:p>Steam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4510" table:style-name="ce1">
            <text:p>4451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Beholder</text:p>
          </table:table-cell>
          <table:table-cell office:value-type="string" table:style-name="ce1">
            <text:p>Steam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4511" table:style-name="ce1">
            <text:p>44511</text:p>
          </table:table-cell>
          <table:table-cell office:value-type="string" table:style-name="ce1">
            <text:p>Game / DLC</text:p>
          </table:table-cell>
          <table:table-cell office:value-type="string" table:style-name="ce1">
            <text:p>Tiny Tina et la Forteresse du Dragon : Une aventure merveilleuse</text:p>
          </table:table-cell>
          <table:table-cell office:value-type="string" table:style-name="ce1">
            <text:p>Epic Games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4517" table:style-name="ce1">
            <text:p>4451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om Clancy's Splinter Cell Chaos Theory</text:p>
          </table:table-cell>
          <table:table-cell office:value-type="string" table:style-name="ce1">
            <text:p>Ubisoft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4518" table:style-name="ce1">
            <text:p>4451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Guild of Dungeoneering</text:p>
          </table:table-cell>
          <table:table-cell office:value-type="string" table:style-name="ce1">
            <text:p>Epic Games Store</text:p>
          </table:table-cell>
          <table:table-cell office:value-type="float" office:value="11.99" table:style-name="ce1">
            <text:p>11,99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4518" table:style-name="ce1">
            <text:p>4451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KID A MNESIA EXHIBITION</text:p>
          </table:table-cell>
          <table:table-cell office:value-type="string" table:style-name="ce1">
            <text:p>Epic Games Store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4518" table:style-name="ce1">
            <text:p>4451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Never Alone (Kisima Ingitchuna)</text:p>
          </table:table-cell>
          <table:table-cell office:value-type="string" table:style-name="ce1">
            <text:p>Epic Games Store</text:p>
          </table:table-cell>
          <table:table-cell office:value-type="float" office:value="11.99" table:style-name="ce1">
            <text:p>11,99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4525" table:style-name="ce1">
            <text:p>44525</text:p>
          </table:table-cell>
          <table:table-cell office:value-type="string" table:style-name="ce1">
            <text:p>DLC</text:p>
          </table:table-cell>
          <table:table-cell office:value-type="string" table:style-name="ce1">
            <text:p>Antstream - Epic Welcome Pack</text:p>
          </table:table-cell>
          <table:table-cell office:value-type="string" table:style-name="ce1">
            <text:p>Epic Games Store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4525" table:style-name="ce1">
            <text:p>4452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eHunter: Call of the Wild™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4532" table:style-name="ce1">
            <text:p>4453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while True: learn ()</text:p>
          </table:table-cell>
          <table:table-cell office:value-type="string" table:style-name="ce1">
            <text:p>Epic Games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4532" table:style-name="ce1">
            <text:p>4453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Dead by Daylight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4537" table:style-name="ce1">
            <text:p>4453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Anno 1404 History Edition</text:p>
          </table:table-cell>
          <table:table-cell office:value-type="string" table:style-name="ce1">
            <text:p>Ubisoft Store</text:p>
          </table:table-cell>
          <table:table-cell office:value-type="float" office:value="14.99" table:style-name="ce1">
            <text:p>14,99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4539" table:style-name="ce1">
            <text:p>4453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Godfall Challenger Edition</text:p>
          </table:table-cell>
          <table:table-cell office:value-type="string" table:style-name="ce1">
            <text:p>Epic Games Store</text:p>
          </table:table-cell>
          <table:table-cell office:value-type="float" office:value="14.99" table:style-name="ce1">
            <text:p>14,99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4539" table:style-name="ce1">
            <text:p>4453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Prison Architect</text:p>
          </table:table-cell>
          <table:table-cell office:value-type="string" table:style-name="ce1">
            <text:p>Epic Games Store</text:p>
          </table:table-cell>
          <table:table-cell office:value-type="float" office:value="24.99" table:style-name="ce1">
            <text:p>24,99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4540" table:style-name="ce1">
            <text:p>4454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Call of Juarez: Gunslinger</text:p>
          </table:table-cell>
          <table:table-cell office:value-type="string" table:style-name="ce1">
            <text:p>Steam</text:p>
          </table:table-cell>
          <table:table-cell office:value-type="float" office:value="12.49" table:style-name="ce1">
            <text:p>12,49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4543" table:style-name="ce1">
            <text:p>44543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hadow Tactics: Blades of the Shogun</text:p>
          </table:table-cell>
          <table:table-cell office:value-type="string" table:style-name="ce1">
            <text:p>GOG.com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4544" table:style-name="ce1">
            <text:p>4454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Rayman Origins</text:p>
          </table:table-cell>
          <table:table-cell office:value-type="string" table:style-name="ce1">
            <text:p>Ubisoft Store</text:p>
          </table:table-cell>
          <table:table-cell office:value-type="float" office:value="9.99" table:style-name="ce1">
            <text:p>9,99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4546" table:style-name="ce1">
            <text:p>4454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henmue 3</text:p>
          </table:table-cell>
          <table:table-cell office:value-type="string" table:style-name="ce1">
            <text:p>Epic Games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4547" table:style-name="ce1">
            <text:p>4454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Neon Abyss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4548" table:style-name="ce1">
            <text:p>4454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Remnant: From the Ashes</text:p>
          </table:table-cell>
          <table:table-cell office:value-type="string" table:style-name="ce1">
            <text:p>Epic Games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4549" table:style-name="ce1">
            <text:p>4454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he Vanishing of Ethan Carter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4550" table:style-name="ce1">
            <text:p>4455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Loop Hero</text:p>
          </table:table-cell>
          <table:table-cell office:value-type="string" table:style-name="ce1">
            <text:p>Epic Games Store</text:p>
          </table:table-cell>
          <table:table-cell office:value-type="float" office:value="14.99" table:style-name="ce1">
            <text:p>14,99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4551" table:style-name="ce1">
            <text:p>4455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econd Extinction™</text:p>
          </table:table-cell>
          <table:table-cell office:value-type="string" table:style-name="ce1">
            <text:p>Epic Games Store</text:p>
          </table:table-cell>
          <table:table-cell office:value-type="float" office:value="24.99" table:style-name="ce1">
            <text:p>24,99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4552" table:style-name="ce1">
            <text:p>44552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utant Year Zero: Road to Eden</text:p>
          </table:table-cell>
          <table:table-cell office:value-type="string" table:style-name="ce1">
            <text:p>Epic Games Store</text:p>
          </table:table-cell>
          <table:table-cell office:value-type="float" office:value="34.99" table:style-name="ce1">
            <text:p>34,99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4553" table:style-name="ce1">
            <text:p>44553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Vampyr</text:p>
          </table:table-cell>
          <table:table-cell office:value-type="string" table:style-name="ce1">
            <text:p>Epic Games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4554" table:style-name="ce1">
            <text:p>44554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Pathfinder: Kingmaker - Enhanced Plus Edition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4555" table:style-name="ce1">
            <text:p>44555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Prey</text:p>
          </table:table-cell>
          <table:table-cell office:value-type="string" table:style-name="ce1">
            <text:p>Epic Games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4556" table:style-name="ce1">
            <text:p>44556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Epic Games Store</text:p>
          </table:table-cell>
          <table:table-cell office:value-type="float" office:value="31.99" table:style-name="ce1">
            <text:p>31,99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4557" table:style-name="ce1">
            <text:p>44557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ages of Mystralia</text:p>
          </table:table-cell>
          <table:table-cell office:value-type="string" table:style-name="ce1">
            <text:p>Epic Games Store</text:p>
          </table:table-cell>
          <table:table-cell office:value-type="float" office:value="15.99" table:style-name="ce1">
            <text:p>15,99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4558" table:style-name="ce1">
            <text:p>44558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oving Out</text:p>
          </table:table-cell>
          <table:table-cell office:value-type="string" table:style-name="ce1">
            <text:p>Epic Games Store</text:p>
          </table:table-cell>
          <table:table-cell office:value-type="float" office:value="22.99" table:style-name="ce1">
            <text:p>22,99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4559" table:style-name="ce1">
            <text:p>44559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alt and Sanctuary</text:p>
          </table:table-cell>
          <table:table-cell office:value-type="string" table:style-name="ce1">
            <text:p>Epic Games Store</text:p>
          </table:table-cell>
          <table:table-cell office:value-type="float" office:value="13.99" table:style-name="ce1">
            <text:p>13,99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4560" table:style-name="ce1">
            <text:p>4456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Rise of the Tomb Raider: 20 Year Celebration</text:p>
          </table:table-cell>
          <table:table-cell office:value-type="string" table:style-name="ce1">
            <text:p>Epic Games Store</text:p>
          </table:table-cell>
          <table:table-cell office:value-type="float" office:value="29.99" table:style-name="ce1">
            <text:p>29,99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4560" table:style-name="ce1">
            <text:p>4456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Shadow of the Tomb Raider: Definitive Edition</text:p>
          </table:table-cell>
          <table:table-cell office:value-type="string" table:style-name="ce1">
            <text:p>Epic Games Store</text:p>
          </table:table-cell>
          <table:table-cell office:value-type="float" office:value="39.99" table:style-name="ce1">
            <text:p>39,99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4560" table:style-name="ce1">
            <text:p>44560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Tomb Raider Game Of The Year</text:p>
          </table:table-cell>
          <table:table-cell office:value-type="string" table:style-name="ce1">
            <text:p>Epic Games Store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4561" table:style-name="ce1">
            <text:p>44561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Metro: Last Light Redux</text:p>
          </table:table-cell>
          <table:table-cell office:value-type="string" table:style-name="ce1">
            <text:p>GOG.com</text:p>
          </table:table-cell>
          <table:table-cell office:value-type="float" office:value="19.989999999999998" table:style-name="ce1">
            <text:p>19,99</text:p>
          </table:table-cell>
          <table:table-cell table:number-columns-repeated="16378"/>
        </table:table-row>
        <table:table-row table:number-rows-repeated="10484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PRISME Studio;PRISME Studio Team;#FreeGames Team</meta:initial-creator>
    <dc:creator>thibault morisse</dc:creator>
    <meta:creation-date>2022-04-02T13:21:21Z</meta:creation-date>
    <dc:date>2022-04-02T13:24:32Z</dc:date>
  </office:meta>
</office:document-meta>
</file>